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witter Sentiment Analysis</text:p>
          </draw:text-box>
        </draw:frame>
        <draw:frame presentation:style-name="pr2" draw:layer="layout" svg:width="24.108cm" svg:height="12.37cm" svg:x="1.946cm" svg:y="5.114cm" presentation:class="outline">
          <draw:text-box>
            <text:list text:style-name="L2">
              <text:list-item>
                <text:p>1DS17CS063 – Manoj V Khatokar</text:p>
              </text:list-item>
              <text:list-item>
                <text:p>1DS17CS059 – M Hemanth Kumar</text:p>
              </text:list-item>
              <text:list-item>
                <text:p>1DS17CS050 – Chandrahas Kuridi</text:p>
              </text:list-item>
              <text:list-item>
                <text:p>1DS17CS079 - <text:tab/>Preetham A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Apache NiFi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Apache NiFi is a software project from the Apache Software Foundation designed to automate the flow of data between software syste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Hadoop HDFS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The Hadoop Distributed File System ( HDFS ) is a distributed file system designed to run on commodity hardware. It has many similarities with existing distributed file system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Sentient Analyzer (TextBlob)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By default, it calculates average polarity and subjectivity over each word in a given text using a dictionary of adjectives and their hand-tagged scores. It actually uses pattern library for that, which takes the individual word scores from sentiwordnet.</text:p>
                <text:p/>
              </text:list-item>
              <text:list-item>
                <text:p>If you call sentiment scores by specifying NaiveBayesAnalyzer such as</text:p>
                <text:p/>
              </text:list-item>
              <text:list-item>
                <text:p>TextBlob("The movie was excellent!", analyzer=NaiveBayesAnalyzer())</text:p>
                <text:p/>
              </text:list-item>
              <text:list-item>
                <text:p>then it will calculate the sentiment score by NaiveBayesAnalyzer trained on a dataset of movie review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1:05:38.031097866</meta:creation-date>
    <meta:editing-duration>PT5M9S</meta:editing-duration>
    <meta:editing-cycles>2</meta:editing-cycles>
    <meta:generator>LibreOffice/6.0.7.3$Linux_X86_64 LibreOffice_project/00m0$Build-3</meta:generator>
    <dc:title>Focus</dc:title>
    <dc:date>2021-01-02T11:20:58.156004920</dc:date>
    <meta:document-statistic meta:object-count="74"/>
  </office:meta>
</office:document-meta>
</file>